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4" style:family="paragraph"/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Ennemi a<text:s/><text:span text:style-name="T2">3 caractéristiques</text:span>:</text:p>
      <text:list text:style-name="LFO1" text:continue-numbering="true">
        <text:list-item>
          <text:p text:style-name="P3">Des points de vie</text:p>
        </text:list-item>
        <text:list-item>
          <text:p text:style-name="P4">Une vitesse : combien de cases il parcourt en un temps donné.</text:p>
        </text:list-item>
        <text:list-item>
          <text:p text:style-name="P5">Une récompense</text:p>
        </text:list-item>
      </text:list>
      <text:p text:style-name="Standard"/>
      <text:p text:style-name="Standard">Voie d’amélioration : Plusieurs types d’ennemi → Orienté objet avec héritage ?</text:p>
      <text:p text:style-name="Standard"/>
      <text:p text:style-name="Standard"><text:line-break/>Tour a<text:s/><text:span text:style-name="T6">3 caractéristiques </text:span>:</text:p>
      <text:list text:style-name="LFO2" text:continue-numbering="true">
        <text:list-item>
          <text:p text:style-name="P7">Puissance</text:p>
        </text:list-item>
        <text:list-item>
          <text:p text:style-name="P8">Portée</text:p>
        </text:list-item>
        <text:list-item>
          <text:p text:style-name="P9">cadence</text:p>
        </text:list-item>
      </text:list>
      <text:p text:style-name="Standard"/>
      <text:p text:style-name="Standard">→ Différents types de tour avec des caractéristiques différentes : Longue distance mais lente, très rapide mais courte distance</text:p>
      <text:p text:style-name="Standard"/>
      <text:p text:style-name="Standard"/>
      <text:p text:style-name="Standard">Carte :</text:p>
      <text:list text:style-name="LFO3" text:continue-numbering="true">
        <text:list-item>
          <text:p text:style-name="P10">Structure : liste ?</text:p>
        </text:list-item>
        <text:list-item>
          <text:p text:style-name="P11">Permet d’afficher la carte</text:p>
        </text:list-item>
        <text:list-item>
          <text:p text:style-name="P12">Savoir les éléments sur la carte</text:p>
        </text:list-item>
      </text:list>
      <text:p text:style-name="Standard"/>
      <text:p text:style-name="Standard">→ Fonction d’accès 2D</text:p>
      <text:p text:style-name="Standard"/>
      <text:p text:style-name="Standard">Graphe :</text:p>
      <text:list text:style-name="LFO4" text:continue-numbering="true">
        <text:list-item>
          <text:p text:style-name="P13">Permet de calculer les mouvements des ennemie → Dijkstra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href="https://www.figma.com/board/WhHUJZ4qfm02NfJGhcDSwA/IMAC-TOWER-DEFENSE?node-id=0-1&amp;t=OTmPGbM0F64Y1vIg-1" office:target-frame-name="_top" xlink:show="replace"><text:span text:style-name="Lienhypertexte">https://www.figma.com/board/WhHUJZ4qfm02NfJGhcDSwA/IMAC-TOWER-DEFENSE?node-id=0-1&amp;t=OTmPGbM0F64Y1vIg-1</text:span></text:a></text:p>
      <text:p text:style-name="Standard"/>
      <text:soft-page-break/>
      <text:p text:style-name="P14">Analyse de la carte :</text:p>
      <text:p text:style-name="P15"/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Christian ANTON RAVEENDRAN</dc:creator>
    <meta:creation-date>2024-05-24T09:47:00Z</meta:creation-date>
    <dc:date>2024-06-18T12:18:00Z</dc:date>
    <meta:template xlink:href="Normal.dotm" xlink:type="simple"/>
    <meta:editing-cycles>13</meta:editing-cycles>
    <meta:editing-duration>PT4740S</meta:editing-duration>
    <meta:document-statistic meta:page-count="2" meta:paragraph-count="1" meta:word-count="128" meta:character-count="835" meta:row-count="5" meta:non-whitespace-character-count="708"/>
  </office:meta>
</office:document-meta>
</file>